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702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5.113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0" style:family="table-row">
      <style:table-row-properties style:min-row-height="0.794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2" style:family="table-row">
      <style:table-row-properties style:min-row-height="0.928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7.702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3.593cm"/>
    </style:style>
    <style:style style:name="Tableau2.D" style:family="table-column">
      <style:table-column-properties style:column-width="7.715cm"/>
    </style:style>
    <style:style style:name="Tableau2.E" style:family="table-column">
      <style:table-column-properties style:column-width="9.701cm"/>
    </style:style>
    <style:style style:name="Tableau2.F" style:family="table-column">
      <style:table-column-properties style:column-width="2.09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3ed346" officeooo:paragraph-rsid="003ed34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432e2e" officeooo:paragraph-rsid="00432e2e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7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32e2e" officeooo:paragraph-rsid="00432e2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432e2e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428def" officeooo:paragraph-rsid="00428def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normal" officeooo:rsid="001f979d" officeooo:paragraph-rsid="002e555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1pt" style:font-size-asian="11pt" style:font-size-complex="11pt"/>
    </style:style>
    <style:style style:name="P36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7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428def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fo:language="fr" fo:country="FR" fo:font-weight="normal" officeooo:rsid="0044f725" style:font-weight-asian="normal" style:font-weight-complex="normal"/>
    </style:style>
    <style:style style:name="T15" style:family="text">
      <style:text-properties fo:language="fr" fo:country="FR" officeooo:rsid="002041cb"/>
    </style:style>
    <style:style style:name="T16" style:family="text">
      <style:text-properties officeooo:rsid="002bcb92"/>
    </style:style>
    <style:style style:name="T17" style:family="text">
      <style:text-properties officeooo:rsid="002041cb"/>
    </style:style>
    <style:style style:name="T18" style:family="text">
      <style:text-properties fo:font-weight="normal" officeooo:rsid="001f979d" style:font-weight-asian="normal" style:font-weight-complex="normal"/>
    </style:style>
    <style:style style:name="T19" style:family="text">
      <style:text-properties officeooo:rsid="002e555f"/>
    </style:style>
    <style:style style:name="T20" style:family="text">
      <style:text-properties officeooo:rsid="00363d63"/>
    </style:style>
    <style:style style:name="T21" style:family="text">
      <style:text-properties officeooo:rsid="0025c196"/>
    </style:style>
    <style:style style:name="T22" style:family="text">
      <style:text-properties officeooo:rsid="0020f771"/>
    </style:style>
    <style:style style:name="T23" style:family="text">
      <style:text-properties officeooo:rsid="003c77dc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432e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1"><text:span text:style-name="T19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32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3" office:value-type="string">
            <text:p text:style-name="P1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29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3" office:value-type="string">
            <text:p text:style-name="P8">Nom</text:p>
          </table:table-cell>
          <table:table-cell table:style-name="Tableau1.B3" table:number-columns-spanned="6" office:value-type="string">
            <text:p text:style-name="P22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9">Prénom</text:p>
          </table:table-cell>
          <table:table-cell table:style-name="Tableau1.I3" table:number-columns-spanned="4" office:value-type="string">
            <text:p text:style-name="P22">{firstname}</text:p>
          </table:table-cell>
          <table:covered-table-cell/>
          <table:covered-table-cell/>
          <table:covered-table-cell/>
          <table:covered-table-cell table:style-name="Tableau1.M1"/>
        </table:table-row>
        <table:table-row table:style-name="Tableau1.3">
          <table:table-cell table:style-name="Tableau1.A4" table:number-columns-spanned="7" office:value-type="string">
            <text:p text:style-name="P10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10"><text:span text:style-name="Police_20_par_20_défaut"><text:span text:style-name="T18">{phone_number}</text:span></text:span></text:p>
          </table:table-cell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5">
          <table:table-cell table:style-name="Tableau1.A2" table:number-columns-spanned="12" office:value-type="string">
            <text:p text:style-name="P23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9" table:number-columns-spanned="4" office:value-type="string">
            <text:p text:style-name="P8">Servic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1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6">
          <table:table-cell table:style-name="Tableau1.A9" table:number-columns-spanned="4" office:value-type="string">
            <text:p text:style-name="P8"><text:s/>Lieu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1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8">
          <table:table-cell table:style-name="Tableau1.A9" table:number-columns-spanned="4" office:value-type="string">
            <text:p text:style-name="P8">Date création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1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8">
          <table:table-cell table:style-name="Tableau1.A9" table:number-columns-spanned="4" office:value-type="string">
            <text:p text:style-name="P15">Date clôtur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5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10">
          <table:table-cell table:style-name="Tableau1.A2" table:number-columns-spanned="12" office:value-type="string">
            <text:p text:style-name="P23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  <table:table-row table:style-name="Tableau1.10">
          <table:table-cell table:style-name="Tableau1.A11" table:number-columns-spanned="3" office:value-type="string">
            <text:p text:style-name="P14">Progression</text:p>
          </table:table-cell>
          <table:covered-table-cell/>
          <table:covered-table-cell/>
          <table:table-cell table:style-name="Tableau1.D11" table:number-columns-spanned="3" office:value-type="string">
            <text:p text:style-name="P24">{progress}</text:p>
          </table:table-cell>
          <table:covered-table-cell/>
          <table:covered-table-cell/>
          <table:table-cell table:style-name="Tableau1.G11" table:number-columns-spanned="4" office:value-type="string">
            <text:p text:style-name="P16">Date <text:span text:style-name="T25">déclarée</text:span></text:p>
          </table:table-cell>
          <table:covered-table-cell/>
          <table:covered-table-cell/>
          <table:covered-table-cell/>
          <table:table-cell table:style-name="Tableau1.K11" table:number-columns-spanned="2" office:value-type="string">
            <text:p text:style-name="P2">{declaration_date}</text:p>
          </table:table-cell>
          <table:covered-table-cell/>
          <table:covered-table-cell table:style-name="Tableau1.M1"/>
        </table:table-row>
        <table:table-row table:style-name="Tableau1.12">
          <table:table-cell table:style-name="Tableau1.A12" table:number-columns-spanned="2" office:value-type="string">
            <text:p text:style-name="P12">Assigné</text:p>
          </table:table-cell>
          <table:covered-table-cell/>
          <table:table-cell table:style-name="Tableau1.C12" table:number-columns-spanned="7" office:value-type="string">
            <text:p text:style-name="P33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2" table:number-columns-spanned="2" office:value-type="string">
            <text:p text:style-name="P13">État</text:p>
          </table:table-cell>
          <table:covered-table-cell/>
          <table:table-cell table:style-name="Tableau1.L12" office:value-type="string">
            <text:p text:style-name="P34">{status}</text:p>
          </table:table-cell>
          <table:covered-table-cell table:style-name="Tableau1.M1"/>
        </table:table-row>
        <table:table-row table:style-name="Tableau1.12">
          <table:table-cell table:style-name="Tableau1.A13" table:number-columns-spanned="5" office:value-type="string">
            <text:p text:style-name="P20">Contacts/<text:span text:style-name="T20">A</text:span>dresses</text:p>
          </table:table-cell>
          <table:covered-table-cell/>
          <table:covered-table-cell/>
          <table:covered-table-cell/>
          <table:covered-table-cell/>
          <table:table-cell table:style-name="Tableau1.F13" table:number-columns-spanned="7" office:value-type="string">
            <text:p text:style-name="P25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M1"/>
        </table:table-row>
      </table:table>
      <text:p text:style-name="P17"/>
      <table:table table:name="Informationticket" table:style-name="Informationticket">
        <table:table-column table:style-name="Informationticket.A"/>
        <table:table-column table:style-name="Informationticket.B"/>
        <table:table-row table:style-name="TableLine2339576894880">
          <table:table-cell table:style-name="Informationticket.A1" office:value-type="string">
            <text:p text:style-name="P21">Sujet</text:p>
          </table:table-cell>
          <table:table-cell table:style-name="Informationticket.B1" office:value-type="string">
            <text:p text:style-name="P26">{subject}</text:p>
          </table:table-cell>
        </table:table-row>
        <table:table-row table:style-name="TableLine2339576909296">
          <table:table-cell table:style-name="Informationticket.A2" office:value-type="string">
            <text:p text:style-name="P18">Message</text:p>
          </table:table-cell>
          <table:table-cell table:style-name="Informationticket.B2" office:value-type="string">
            <text:p text:style-name="P28">{message}</text:p>
          </table:table-cell>
        </table:table-row>
        <table:table-row table:style-name="TableLine2339793758096">
          <table:table-cell table:style-name="Informationticket.A2" office:value-type="string">
            <text:p text:style-name="P19">Tags/catégories</text:p>
          </table:table-cell>
          <table:table-cell table:style-name="Informationticket.B3" office:value-type="string">
            <text:p text:style-name="P27">{categories}</text:p>
          </table:table-cell>
        </table:table-row>
      </table:table>
      <text:p text:style-name="P35"/>
      <text:p text:style-name="P6"><text:span text:style-name="T23">L</text:span>iste des évènements liés à ce ticket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2339793768704">
          <table:table-cell table:style-name="Tableau2.A1" office:value-type="string">
            <text:p text:style-name="P3">Réf</text:p>
          </table:table-cell>
          <table:table-cell table:style-name="Tableau2.A1" office:value-type="string">
            <text:p text:style-name="P4">Nom, prénom</text:p>
          </table:table-cell>
          <table:table-cell table:style-name="Tableau2.A1" office:value-type="string">
            <text:p text:style-name="P3">Type</text:p>
          </table:table-cell>
          <table:table-cell table:style-name="Tableau2.A1" office:value-type="string">
            <text:p text:style-name="P3">Titre</text:p>
          </table:table-cell>
          <table:table-cell table:style-name="Tableau2.E1" office:value-type="string">
            <text:p text:style-name="P3">Note <text:span text:style-name="T24">(contenu de l’évènement)</text:span></text:p>
          </table:table-cell>
          <table:table-cell table:style-name="Tableau2.F1" office:value-type="string">
            <text:p text:style-name="P3">Date</text:p>
          </table:table-cell>
        </table:table-row>
        <table:table-row table:style-name="TableLine2339793829904">
          <table:table-cell table:style-name="Tableau2.A2" office:value-type="string">
            <text:p text:style-name="P30">[!-- BEGIN row.events --]<text:span text:style-name="T21">{event_ref}</text:span></text:p>
          </table:table-cell>
          <table:table-cell table:style-name="Tableau2.B2" office:value-type="string">
            <text:p text:style-name="P30">{user}</text:p>
          </table:table-cell>
          <table:table-cell table:style-name="Tableau2.C2" office:value-type="string">
            <text:p text:style-name="P30">{type}</text:p>
          </table:table-cell>
          <table:table-cell table:style-name="Tableau2.D2" office:value-type="string">
            <text:p text:style-name="P31">{title}</text:p>
          </table:table-cell>
          <table:table-cell table:style-name="Tableau2.E2" office:value-type="string">
            <text:p text:style-name="P30">{event_content}</text:p>
          </table:table-cell>
          <table:table-cell table:style-name="Tableau2.F2" office:value-type="string">
            <text:p text:style-name="P30">{date}<text:span text:style-name="T22">[!-- END row.events --]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officeooo:rsid="002041cb"/>
    </style:style>
    <style:style style:name="MT7" style:family="text">
      <style:text-properties fo:language="fr" fo:country="FR" officeooo:rsid="008a6f99"/>
    </style:style>
    <style:style style:name="MT8" style:family="text">
      <style:text-properties fo:language="fr" fo:country="FR" fo:font-weight="normal" officeooo:rsid="00894102" style:font-weight-asian="normal" style:font-weight-complex="normal"/>
    </style:style>
    <style:style style:name="MT9" style:family="text">
      <style:text-properties fo:language="fr" fo:country="FR" fo:font-weight="normal" officeooo:rsid="002bcb92" style:font-weight-asian="normal" style:font-weight-complex="normal"/>
    </style:style>
    <style:style style:name="MT10" style:family="text">
      <style:text-properties fo:language="fr" fo:country="FR" fo:font-weight="normal" officeooo:rsid="000bf3ed" style:font-weight-asian="normal" style:font-weight-complex="normal"/>
    </style:style>
    <style:style style:name="MT11" style:family="text">
      <style:text-properties fo:language="fr" fo:country="FR" fo:font-weight="normal" officeooo:rsid="0044f725" style:font-weight-asian="normal" style:font-weight-complex="normal"/>
    </style:style>
    <style:style style:name="MT12" style:family="text">
      <style:text-properties fo:language="fr" fo:country="FR" fo:font-weight="normal" officeooo:rsid="00d1541e" style:font-weight-asian="normal" style:font-weight-complex="normal"/>
    </style:style>
    <style:style style:name="MT13" style:family="text">
      <style:text-properties fo:language="fr" fo:country="FR" fo:font-weight="normal" officeooo:rsid="0024ea7e" style:font-weight-asian="normal" style:font-weight-complex="normal"/>
    </style:style>
    <style:style style:name="MT14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s/>- Date exportation de ce </text:span><text:span text:style-name="MT5">ticket</text:span><text:span text:style-name="MT4">: </text:span><text:span text:style-name="MT6">{generation_date}</text:span><text:span text:style-name="MT4"><text:tab/>Version –</text:span><text:span text:style-name="MT7"> </text:span><text:span text:style-name="MT5">1</text:span><text:span text:style-name="MT8">.</text:span><text:span text:style-name="MT9">0</text:span><text:span text:style-name="MT10">.</text:span><text:span text:style-name="MT11">2</text:span><text:span text:style-name="MT10">-20</text:span><text:span text:style-name="MT12">2</text:span><text:span text:style-name="MT9">2</text:span><text:span text:style-name="MT12">0</text:span><text:span text:style-name="MT11">720</text:span><text:span text:style-name="MT13"> </text:span><text:span text:style-name="MT14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Perrine DURAND SAINT-OMER</meta:initial-creator>
    <meta:creation-date>2022-04-21T12:38:00Z</meta:creation-date>
    <dc:date>2022-07-20T20:34:25.436000000</dc:date>
    <meta:editing-cycles>34</meta:editing-cycles>
    <meta:editing-duration>PT1H54M52S</meta:editing-duration>
    <meta:document-statistic meta:table-count="3" meta:image-count="1" meta:object-count="0" meta:page-count="2" meta:paragraph-count="51" meta:word-count="93" meta:character-count="742" meta:non-whitespace-character-count="700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